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4pt" officeooo:rsid="00064414" officeooo:paragraph-rsid="00064414" style:font-size-asian="12.25pt" style:font-size-complex="14pt"/>
    </style:style>
    <style:style style:name="P2" style:family="paragraph" style:parent-style-name="Standard">
      <style:text-properties style:font-name="Courier" fo:font-size="14pt" officeooo:rsid="0006960e" officeooo:paragraph-rsid="0006960e" style:font-size-asian="12.25pt" style:font-size-complex="14pt"/>
    </style:style>
    <style:style style:name="P3" style:family="paragraph" style:parent-style-name="Standard">
      <style:text-properties style:font-name="Courier" fo:font-size="14pt" officeooo:rsid="000801c3" officeooo:paragraph-rsid="000801c3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naclo.cs.cmu.edu/pdf-split/N2013-O.pdf">http://naclo.cs.cmu.edu/pdf-split/N2013-O.pdf</text:a> – some problems on linguistic logic</text:p>
      <text:p text:style-name="P1"/>
      <text:p text:style-name="P2">The World Atlas of Language Structures: <text:a xlink:type="simple" xlink:href="http://wals.info/">http://wals.info/</text:a></text:p>
      <text:p text:style-name="P2"/>
      <text:p text:style-name="P3">Endangered languages – <text:span text:style-name="T1">WTF, if I want one language</text:span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44:23.349470188</meta:creation-date>
    <dc:date>2015-10-14T16:08:37.773089438</dc:date>
    <meta:editing-duration>PT11M1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21" meta:character-count="191" meta:non-whitespace-character-count="171"/>
  </office:meta>
</office:document-meta>
</file>